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e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e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Table_20_Contents">
      <style:text-properties officeooo:paragraph-rsid="00c9724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1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2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2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2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2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1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2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1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2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2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2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3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3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3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3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3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36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3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3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1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3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4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4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4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4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45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46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4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5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5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5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5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5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5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5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5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6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6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6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6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6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8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3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4" style:family="paragraph" style:parent-style-name="Dado_20_produto">
      <style:text-properties fo:font-variant="normal" fo:text-transform="none" style:font-name="DejaVu Sans1" fo:font-size="5pt" fo:text-shadow="none" officeooo:paragraph-rsid="00a4854c" fo:background-color="transparent" style:font-size-asian="10.5pt" style:font-relief="none"/>
    </style:style>
    <style:style style:name="P75" style:family="paragraph" style:parent-style-name="Dado_20_produto">
      <style:text-properties officeooo:paragraph-rsid="00ac32b6"/>
    </style:style>
    <style:style style:name="P76" style:family="paragraph" style:parent-style-name="Dado_20_produto">
      <style:text-properties style:font-name="DejaVu Sans1" fo:text-shadow="none" officeooo:paragraph-rsid="00a4854c" style:font-size-asian="10.5pt" style:font-relief="none"/>
    </style:style>
    <style:style style:name="P77" style:family="paragraph" style:parent-style-name="Dado_20_produto">
      <style:text-properties style:font-name="DejaVu Sans2" officeooo:paragraph-rsid="00a4854c"/>
    </style:style>
    <style:style style:name="P78" style:family="paragraph" style:parent-style-name="Dado_20_produto_20_centralizado">
      <style:text-properties fo:font-variant="normal" fo:text-transform="none" style:font-name="DejaVu Sans1" fo:font-size="5pt" fo:text-shadow="none" officeooo:paragraph-rsid="00a4854c" fo:background-color="transparent" style:font-size-asian="10.5pt" style:font-relief="none"/>
    </style:style>
    <style:style style:name="P79" style:family="paragraph" style:parent-style-name="Dado_20_produto_20_centralizado">
      <style:text-properties fo:font-variant="normal" fo:text-transform="none" style:font-name="DejaVu Sans1" fo:font-size="5pt" fo:text-shadow="none" officeooo:rsid="004cea86" officeooo:paragraph-rsid="00a58699" fo:background-color="transparent" style:font-size-asian="10.5pt" style:font-relief="none"/>
    </style:style>
    <style:style style:name="P80" style:family="paragraph" style:parent-style-name="Dado_20_produto_20_centralizado">
      <style:text-properties officeooo:paragraph-rsid="008a19b9"/>
    </style:style>
    <style:style style:name="P81" style:family="paragraph" style:parent-style-name="Dado_20_produto_20_centralizado">
      <style:text-properties style:font-name="DejaVu Sans2" officeooo:paragraph-rsid="00a4854c"/>
    </style:style>
    <style:style style:name="P82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6ce89" fo:background-color="transparent" style:font-size-asian="10.5pt" style:font-relief="none"/>
    </style:style>
    <style:style style:name="P83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8e0b3" fo:background-color="transparent" style:font-size-asian="10.5pt" style:font-relief="none"/>
    </style:style>
    <style:style style:name="P84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cbdd3" fo:background-color="transparent" style:font-size-asian="10.5pt" style:font-relief="none"/>
    </style:style>
    <style:style style:name="P85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d19e4" fo:background-color="transparent" style:font-size-asian="10.5pt" style:font-relief="none"/>
    </style:style>
    <style:style style:name="P86" style:family="paragraph" style:parent-style-name="Dado_20_produto_20_numérico">
      <style:text-properties fo:font-variant="normal" fo:text-transform="none" style:font-name="DejaVu Sans1" fo:font-size="5pt" fo:text-shadow="none" officeooo:paragraph-rsid="00acbdd3" fo:background-color="transparent" style:font-size-asian="10.5pt" style:font-relief="none"/>
    </style:style>
    <style:style style:name="P87" style:family="paragraph" style:parent-style-name="Dado_20_produto_20_numérico">
      <style:text-properties fo:font-variant="normal" fo:text-transform="none" style:font-name="DejaVu Sans1" fo:font-size="5pt" fo:text-shadow="none" officeooo:paragraph-rsid="00ad19e4" fo:background-color="transparent" style:font-size-asian="10.5pt" style:font-relief="none"/>
    </style:style>
    <style:style style:name="P88" style:family="paragraph" style:parent-style-name="Dado_20_produto_20_numérico">
      <style:text-properties fo:font-variant="normal" fo:text-transform="none" style:font-name="DejaVu Sans1" fo:font-size="5pt" fo:text-shadow="none" officeooo:paragraph-rsid="00ae2e05" fo:background-color="transparent" style:font-size-asian="10.5pt" style:font-relief="none"/>
    </style:style>
    <style:style style:name="P89" style:family="paragraph" style:parent-style-name="Dado_20_produto_20_numérico">
      <style:text-properties style:font-name="DejaVu Sans2" officeooo:paragraph-rsid="00a4854c"/>
    </style:style>
    <style:style style:name="P90" style:family="paragraph" style:parent-style-name="Dado_20_produto_20_numérico">
      <style:text-properties style:font-name="DejaVu Sans2" officeooo:paragraph-rsid="00a6ce89"/>
    </style:style>
    <style:style style:name="P91" style:family="paragraph" style:parent-style-name="Dado_20_produto_20_numérico">
      <style:text-properties officeooo:paragraph-rsid="00a6ce89"/>
    </style:style>
    <style:style style:name="P92" style:family="paragraph" style:parent-style-name="Descritivo_20_campo">
      <style:text-properties officeooo:paragraph-rsid="008a19b9"/>
    </style:style>
    <style:style style:name="P93" style:family="paragraph" style:parent-style-name="Descritivo_20_campo">
      <style:text-properties officeooo:paragraph-rsid="00935b8a"/>
    </style:style>
    <style:style style:name="P94" style:family="paragraph" style:parent-style-name="Descritivo_20_campo">
      <style:text-properties officeooo:paragraph-rsid="009a485b"/>
    </style:style>
    <style:style style:name="P95" style:family="paragraph" style:parent-style-name="Descritivo_20_campo">
      <style:text-properties officeooo:paragraph-rsid="009d1037"/>
    </style:style>
    <style:style style:name="P96" style:family="paragraph" style:parent-style-name="Descritivo_20_campo">
      <style:text-properties officeooo:paragraph-rsid="00a0e19b"/>
    </style:style>
    <style:style style:name="P97" style:family="paragraph" style:parent-style-name="Descritivo_20_campo">
      <style:text-properties officeooo:paragraph-rsid="00ac32b6"/>
    </style:style>
    <style:style style:name="P98" style:family="paragraph" style:parent-style-name="Descritivo_20_campo">
      <style:text-properties fo:font-size="2pt" officeooo:paragraph-rsid="008a19b9" style:font-size-asian="1.75pt" style:font-size-complex="2pt"/>
    </style:style>
    <style:style style:name="P99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00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01" style:family="paragraph" style:parent-style-name="Descritivo_20_campo">
      <style:text-properties officeooo:paragraph-rsid="009bef9b"/>
    </style:style>
    <style:style style:name="P102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03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04" style:family="paragraph" style:parent-style-name="Descritivo_20_campo">
      <style:paragraph-properties fo:text-align="center" style:justify-single-word="false"/>
      <style:text-properties style:font-name="DejaVu Sans1" fo:text-shadow="none" officeooo:paragraph-rsid="00a4854c" style:font-size-asian="10.5pt" style:font-relief="none"/>
    </style:style>
    <style:style style:name="P105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106" style:family="paragraph" style:parent-style-name="Descritivo_20_campo">
      <style:text-properties fo:font-size="5pt" officeooo:paragraph-rsid="0087e73e" style:font-size-asian="5pt" style:font-size-complex="5pt"/>
    </style:style>
    <style:style style:name="P107" style:family="paragraph" style:parent-style-name="Dado_20_campo">
      <style:text-properties officeooo:paragraph-rsid="0087e73e"/>
    </style:style>
    <style:style style:name="P108" style:family="paragraph" style:parent-style-name="Dado_20_campo">
      <style:text-properties officeooo:paragraph-rsid="008a19b9"/>
    </style:style>
    <style:style style:name="P109" style:family="paragraph" style:parent-style-name="Dado_20_campo">
      <style:text-properties officeooo:paragraph-rsid="00935b8a"/>
    </style:style>
    <style:style style:name="P110" style:family="paragraph" style:parent-style-name="Dado_20_campo">
      <style:text-properties officeooo:paragraph-rsid="009a485b"/>
    </style:style>
    <style:style style:name="P111" style:family="paragraph" style:parent-style-name="Dado_20_campo">
      <style:text-properties officeooo:paragraph-rsid="009d1037"/>
    </style:style>
    <style:style style:name="P112" style:family="paragraph" style:parent-style-name="Dado_20_campo">
      <style:text-properties officeooo:paragraph-rsid="00a0e19b"/>
    </style:style>
    <style:style style:name="P113" style:family="paragraph" style:parent-style-name="Dado_20_campo">
      <style:text-properties officeooo:paragraph-rsid="00ac32b6"/>
    </style:style>
    <style:style style:name="P114" style:family="paragraph" style:parent-style-name="Dado_20_campo">
      <style:paragraph-properties fo:text-align="start" style:justify-single-word="false"/>
      <style:text-properties officeooo:paragraph-rsid="009a485b"/>
    </style:style>
    <style:style style:name="P115" style:family="paragraph" style:parent-style-name="Dado_20_campo">
      <style:paragraph-properties fo:text-align="center" style:justify-single-word="false"/>
      <style:text-properties officeooo:paragraph-rsid="009a485b"/>
    </style:style>
    <style:style style:name="P116" style:family="paragraph" style:parent-style-name="Dado_20_campo">
      <style:paragraph-properties fo:text-align="end" style:justify-single-word="false"/>
      <style:text-properties officeooo:paragraph-rsid="00935b8a"/>
    </style:style>
    <style:style style:name="P117" style:family="paragraph" style:parent-style-name="Dado_20_campo">
      <style:paragraph-properties fo:text-align="end" style:justify-single-word="false"/>
      <style:text-properties officeooo:paragraph-rsid="009bef9b"/>
    </style:style>
    <style:style style:name="P118" style:family="paragraph" style:parent-style-name="Dado_20_campo">
      <style:paragraph-properties fo:text-align="end" style:justify-single-word="false"/>
      <style:text-properties officeooo:paragraph-rsid="009d1037"/>
    </style:style>
    <style:style style:name="P119" style:family="paragraph" style:parent-style-name="Dado_20_campo">
      <style:paragraph-properties fo:text-align="end" style:justify-single-word="false"/>
      <style:text-properties officeooo:paragraph-rsid="00ac32b6"/>
    </style:style>
    <style:style style:name="P120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21" style:family="paragraph" style:parent-style-name="Dado_20_campo">
      <style:text-properties fo:font-weight="bold" officeooo:paragraph-rsid="00935b8a" style:font-weight-asian="bold" style:font-weight-complex="bold"/>
    </style:style>
    <style:style style:name="P122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23" style:family="paragraph" style:parent-style-name="Dado_20_campo">
      <style:text-properties fo:font-weight="bold" officeooo:paragraph-rsid="009d1037" style:font-weight-asian="bold" style:font-weight-complex="bold"/>
    </style:style>
    <style:style style:name="P124" style:family="paragraph" style:parent-style-name="Dado_20_campo">
      <style:text-properties fo:font-weight="bold" officeooo:paragraph-rsid="00a0e19b" style:font-weight-asian="bold" style:font-weight-complex="bold"/>
    </style:style>
    <style:style style:name="P125" style:family="paragraph" style:parent-style-name="Dado_20_campo">
      <style:text-properties officeooo:paragraph-rsid="0095f306"/>
    </style:style>
    <style:style style:name="P126" style:family="paragraph" style:parent-style-name="Descritivo_20_número">
      <style:text-properties officeooo:paragraph-rsid="0087e73e"/>
    </style:style>
    <style:style style:name="P127" style:family="paragraph" style:parent-style-name="Descritivo_20_número">
      <style:text-properties officeooo:paragraph-rsid="008a19b9"/>
    </style:style>
    <style:style style:name="P128" style:family="paragraph" style:parent-style-name="Descritivo_20_DANFE_20_entrada_2f_saída">
      <style:text-properties officeooo:paragraph-rsid="008a19b9"/>
    </style:style>
    <style:style style:name="P129" style:family="paragraph" style:parent-style-name="Descritivo_20_DANFE_20_geral">
      <style:text-properties officeooo:paragraph-rsid="008a19b9"/>
    </style:style>
    <style:style style:name="P130" style:family="paragraph" style:parent-style-name="Descritivo_20_DANFE_20_geral">
      <style:text-properties fo:font-size="4pt" officeooo:paragraph-rsid="008a19b9" style:font-size-asian="3.5pt" style:font-size-complex="4pt"/>
    </style:style>
    <style:style style:name="P131" style:family="paragraph" style:parent-style-name="Dado_20_chave">
      <style:text-properties officeooo:paragraph-rsid="008a19b9"/>
    </style:style>
    <style:style style:name="P132" style:family="paragraph" style:parent-style-name="Dado_20_variável">
      <style:text-properties officeooo:paragraph-rsid="008a19b9"/>
    </style:style>
    <style:style style:name="P133" style:family="paragraph" style:parent-style-name="Dado_20_variável">
      <style:text-properties fo:font-size="8pt" officeooo:paragraph-rsid="008a19b9" style:font-size-asian="8pt" style:font-size-complex="8pt"/>
    </style:style>
    <style:style style:name="P134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35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36" style:family="paragraph" style:parent-style-name="Dado_20_variável">
      <style:text-properties officeooo:paragraph-rsid="00bf3262"/>
    </style:style>
    <style:style style:name="P137" style:family="paragraph" style:parent-style-name="Emitente_20_nome">
      <style:text-properties officeooo:paragraph-rsid="008a19b9"/>
    </style:style>
    <style:style style:name="P138" style:family="paragraph" style:parent-style-name="Descritivo_20_DANFE">
      <style:text-properties officeooo:paragraph-rsid="008a19b9"/>
    </style:style>
    <style:style style:name="P139" style:family="paragraph" style:parent-style-name="Descritivo_20_bloco">
      <style:text-properties officeooo:paragraph-rsid="00935b8a"/>
    </style:style>
    <style:style style:name="P140" style:family="paragraph" style:parent-style-name="Descritivo_20_bloco">
      <style:text-properties officeooo:paragraph-rsid="009a485b"/>
    </style:style>
    <style:style style:name="P141" style:family="paragraph" style:parent-style-name="Descritivo_20_bloco">
      <style:text-properties officeooo:paragraph-rsid="00a4854c"/>
    </style:style>
    <style:style style:name="P142" style:family="paragraph" style:parent-style-name="Descritivo_20_bloco">
      <style:text-properties officeooo:paragraph-rsid="00ac32b6"/>
    </style:style>
    <style:style style:name="P143" style:family="paragraph" style:parent-style-name="Descritivo_20_bloco">
      <style:text-properties officeooo:paragraph-rsid="009bef9b"/>
    </style:style>
    <style:style style:name="P144" style:family="paragraph" style:parent-style-name="Descritivo_20_bloco">
      <style:text-properties officeooo:paragraph-rsid="00b909b3"/>
    </style:style>
    <style:style style:name="P145" style:family="paragraph" style:parent-style-name="Standard">
      <style:text-properties officeooo:paragraph-rsid="00a4854c"/>
    </style:style>
    <style:style style:name="P146" style:family="paragraph" style:parent-style-name="Standard">
      <style:text-properties officeooo:paragraph-rsid="00ac32b6"/>
    </style:style>
    <style:style style:name="P147" style:family="paragraph" style:parent-style-name="Standard">
      <style:text-properties style:font-name="DejaVu Sans1" fo:text-shadow="none" officeooo:paragraph-rsid="00a4854c" style:font-size-asian="10.5pt" style:font-relief="none"/>
    </style:style>
    <style:style style:name="P148" style:family="paragraph" style:parent-style-name="Standard">
      <style:text-properties style:font-name="DejaVu Sans2" officeooo:paragraph-rsid="00a4854c"/>
    </style:style>
    <style:style style:name="P149" style:family="paragraph" style:parent-style-name="Standard">
      <style:text-properties officeooo:paragraph-rsid="00907665"/>
    </style:style>
    <style:style style:name="P150" style:family="paragraph" style:parent-style-name="Standard">
      <style:paragraph-properties fo:break-before="auto" fo:break-after="auto"/>
      <style:text-properties officeooo:paragraph-rsid="00ac32b6"/>
    </style:style>
    <style:style style:name="P151" style:family="paragraph" style:parent-style-name="Footer">
      <style:text-properties officeooo:paragraph-rsid="00ac32b6"/>
    </style:style>
    <style:style style:name="P152" style:family="paragraph" style:parent-style-name="Frame_20_contents">
      <style:paragraph-properties fo:text-align="start" style:justify-single-word="false"/>
    </style:style>
    <style:style style:name="P153" style:family="paragraph" style:parent-style-name="Frame_20_contents">
      <style:paragraph-properties fo:text-align="center" style:justify-single-word="false"/>
    </style:style>
    <style:style style:name="P154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55" style:family="paragraph" style:parent-style-name="Table_20_Contents">
      <style:text-properties officeooo:paragraph-rsid="00d317bd"/>
    </style:style>
    <style:style style:name="P156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1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1" fo:text-shadow="none" style:font-size-asian="10.5pt" style:font-relief="none"/>
    </style:style>
    <style:style style:name="T18" style:family="text">
      <style:text-properties style:font-name="DejaVu Sans1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2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cnpj_retirada_formatado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cnpj_entrega_formatado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leLine94080131116880"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06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107"/>
            <text:p text:style-name="P107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126">NF-e</text:p>
            <text:p text:style-name="P126"><text:user-field-get text:name="py3o.danfe.object_xml.NFe.numero_formatado">danfe.object_xml.NFenumero_formatado</text:user-field-get></text:p>
            <text:p text:style-name="P126"><text:user-field-get text:name="py3o.danfe.object_xml.NFe.serie_formatada">danfe.object_xml.NFe.serie_formatada</text:user-field-get></text:p>
            <text:p text:style-name="P126"/>
          </table:table-cell>
        </table:table-row>
        <table:table-row table:style-name="Tabela2.2">
          <table:table-cell table:style-name="Tabela2.A3" office:value-type="string">
            <text:p text:style-name="P106">Data de Recebimento</text:p>
            <text:p text:style-name="P107"/>
          </table:table-cell>
          <table:table-cell table:style-name="Tabela2.B3" table:number-columns-spanned="4" office:value-type="string">
            <text:p text:style-name="P106">Identificação e assinatura do recebedor</text:p>
            <text:p text:style-name="P107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6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80132067408"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80132068256"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80132069216">
          <table:table-cell table:style-name="Tabela2.A6" table:number-columns-spanned="6" office:value-type="string">
            <text:p text:style-name="P8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7"><text:user-field-get text:name="py3o.danfe.object_xml.NFe.infNFe.emit.xNome">danfe.object_xml.NFe.infNFe.emit.xNome</text:user-field-get></text:p>
            <text:p text:style-name="P154"><text:line-break/><text:user-field-get text:name="py3o.danfe.object_xml.NFe.endereco_emitente_formatado_linha_1">danfe.object_xml.NFe.endereco_emitente_formatado_linha_1</text:user-field-get></text:p>
            <text:p text:style-name="P154"><text:user-field-get text:name="py3o.danfe.object_xml.NFe.endereco_emitente_formatado_linha_2">danfe.object_xml.NFe.endereco_emitente_formatado_linha_2</text:user-field-get></text:p>
            <text:p text:style-name="P154"><text:user-field-get text:name="py3o.danfe.object_xml.NFe.endereco_emitente_formatado_linha_3">danfe.object_xml.NFe.endereco_emitente_formatado_linha_3</text:user-field-get></text:p>
            <text:p text:style-name="P154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8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9">DOCUMENTO AUXILIAR DA NOTA FISCAL ELETRÔNICA</text:p>
            <text:p text:style-name="P129">versão</text:p>
            <text:p text:style-name="P129"><text:user-field-get text:name="py3o.danfe.object_xml.NFe.versao">danfe.object_xml.NFe.versao</text:user-field-get></text:p>
            <text:p text:style-name="P129"/>
            <text:p text:style-name="P130"/>
            <text:p text:style-name="P128">       0 – entrada</text:p>
            <text:p text:style-name="P128">       1 – saída</text:p>
            <text:p text:style-name="P128"/>
            <text:p text:style-name="P128"/>
            <text:p text:style-name="P127"><text:user-field-get text:name="py3o.danfe.object_xml.NFe.numero_formatado">danfe.object_xml.NFenumero_formatado</text:user-field-get></text:p>
            <text:p text:style-name="P127"><text:user-field-get text:name="py3o.danfe.object_xml.NFe.serie_formatada">danfe.object_xml.NFe.serie_formatada</text:user-field-get></text:p>
            <text:p text:style-name="P127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4" draw:name="py3o.image(danfe.object_xml.NFe.chave_imagem, 'png', isb64=True, dummy=1)" text:anchor-type="paragraph" svg:width="6.001cm" svg:height="0.801cm" draw:z-index="5"><draw:text-box><text:p text:style-name="P153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92">Chave de acesso</text:p>
            <text:p text:style-name="P92"/>
            <text:p text:style-name="P13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4">Impresso para simples conferência</text:p>
            <text:p text:style-name="P134">Informações não transmitidas a nenhuma<text:line-break/>SEFAZ autorizadora</text:p>
            <text:p text:style-name="P135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8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92">Natureza da Operação</text:p>
            <text:p text:style-name="P10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92">Protocolo de autorização</text:p>
            <text:p text:style-name="P98"/>
            <text:p text:style-name="P133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80132082496">
          <table:table-cell table:style-name="Tabela2.A6" table:number-columns-spanned="6" office:value-type="string">
            <text:p text:style-name="P8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7"><text:user-field-get text:name="py3o.danfe.object_xml.NFe.infNFe.emit.xNome">danfe.object_xml.NFe.infNFe.emit.xNome</text:user-field-get></text:p>
            <text:p text:style-name="P154"><text:line-break/><text:user-field-get text:name="py3o.danfe.object_xml.NFe.endereco_emitente_formatado_linha_1">danfe.object_xml.NFe.endereco_emitente_formatado_linha_1</text:user-field-get></text:p>
            <text:p text:style-name="P154"><text:user-field-get text:name="py3o.danfe.object_xml.NFe.endereco_emitente_formatado_linha_2">danfe.object_xml.NFe.endereco_emitente_formatado_linha_2</text:user-field-get></text:p>
            <text:p text:style-name="P154"><text:user-field-get text:name="py3o.danfe.object_xml.NFe.endereco_emitente_formatado_linha_3">danfe.object_xml.NFe.endereco_emitente_formatado_linha_3</text:user-field-get></text:p>
            <text:p text:style-name="P154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8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9">DOCUMENTO AUXILIAR DA NOTA FISCAL ELETRÔNICA</text:p>
            <text:p text:style-name="P129">versão <text:user-field-get text:name="py3o.danfe.object_xml.NFe.versao">danfe.object_xml.NFe.versao</text:user-field-get></text:p>
            <text:p text:style-name="P129"/>
            <text:p text:style-name="P130"/>
            <text:p text:style-name="P128">       0 – entrada</text:p>
            <text:p text:style-name="P128">       1 – saída</text:p>
            <text:p text:style-name="P128"/>
            <text:p text:style-name="P128"/>
            <text:p text:style-name="P127"><text:user-field-get text:name="py3o.danfe.object_xml.NFe.numero_formatado">danfe.object_xml.NFenumero_formatado</text:user-field-get></text:p>
            <text:p text:style-name="P127"><text:user-field-get text:name="py3o.danfe.object_xml.NFe.serie_formatada">danfe.object_xml.NFe.serie_formatada</text:user-field-get></text:p>
            <text:p text:style-name="P127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5" draw:name="py3o.image(danfe.object_xml.NFe.chave_imagem, 'png', isb64=True, dummy=2)" text:anchor-type="paragraph" svg:width="6.001cm" svg:height="0.801cm" draw:z-index="3"><draw:text-box><text:p text:style-name="P153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92">Chave de acesso</text:p>
            <text:p text:style-name="P92"/>
            <text:p text:style-name="P13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2">Consulta de autenticidade no portal nacional da NF-e</text:p>
            <text:p text:style-name="P13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8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92">Natureza da Operação</text:p>
            <text:p text:style-name="P10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92">Protocolo de autorização</text:p>
            <text:p text:style-name="P98"/>
            <text:p text:style-name="P133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80132092368">
          <table:table-cell table:style-name="Tabela2.A6" table:number-columns-spanned="6" office:value-type="string">
            <text:p text:style-name="P22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46"><text:user-field-get text:name="py3o.danfe.object_xml.NFe.infNFe.emit.xNome">danfe.object_xml.NFe.infNFe.emit.xNome</text:user-field-get></text:p>
            <text:p text:style-name="P36"><text:line-break/><text:user-field-get text:name="py3o.danfe.object_xml.NFe.endereco_emitente_formatado_linha_1">danfe.object_xml.NFe.endereco_emitente_formatado_linha_1</text:user-field-get></text:p>
            <text:p text:style-name="P36"><text:user-field-get text:name="py3o.danfe.object_xml.NFe.endereco_emitente_formatado_linha_2">danfe.object_xml.NFe.endereco_emitente_formatado_linha_2</text:user-field-get></text:p>
            <text:p text:style-name="P36"><text:user-field-get text:name="py3o.danfe.object_xml.NFe.endereco_emitente_formatado_linha_3">danfe.object_xml.NFe.endereco_emitente_formatado_linha_3</text:user-field-get></text:p>
            <text:p text:style-name="P3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68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3">DOCUMENTO AUXILIAR DA NOTA FISCAL ELETRÔNICA</text:p>
            <text:p text:style-name="P53">versão <text:user-field-get text:name="py3o.danfe.object_xml.NFe.versao">danfe.object_xml.NFe.versao</text:user-field-get></text:p>
            <text:p text:style-name="P53"/>
            <text:p text:style-name="P54"/>
            <text:p text:style-name="P48">       0 – entrada</text:p>
            <text:p text:style-name="P48">       1 – saída</text:p>
            <text:p text:style-name="P48"/>
            <text:p text:style-name="P48"/>
            <text:p text:style-name="P71"><text:user-field-get text:name="py3o.danfe.object_xml.NFe.numero_formatado">danfe.object_xml.NFenumero_formatado</text:user-field-get></text:p>
            <text:p text:style-name="P71"><text:user-field-get text:name="py3o.danfe.object_xml.NFe.serie_formatada">danfe.object_xml.NFe.serie_formatada</text:user-field-get></text:p>
            <text:p text:style-name="P71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1"><draw:frame draw:style-name="fr4" draw:name="Quadro17" text:anchor-type="paragraph" svg:width="6.001cm" svg:height="0.801cm" draw:z-index="1"><draw:text-box><text:p text:style-name="P153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62">Chave de acesso</text:p>
            <text:p text:style-name="P62"/>
            <text:p text:style-name="P5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29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5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62">Natureza da Operação</text:p>
            <text:p text:style-name="P3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62">Protocolo de denegação</text:p>
            <text:p text:style-name="P63"/>
            <text:p text:style-name="P3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1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62">Inscrição estadual</text:p>
            <text:p text:style-name="P39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62">Inscrição estadual do substituto tributário</text:p>
            <text:p text:style-name="P39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62">CNPJ</text:p>
            <text:p text:style-name="P41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23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3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17"><draw:frame draw:style-name="fr2" draw:name="py3o.image(danfe.logo, 'png', isb64=True,dummy=1)" text:anchor-type="char" svg:width="3.799cm" svg:height="3.2cm" draw:z-index="8"><draw:text-box><text:p text:style-name="P152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45"><text:user-field-get text:name="py3o.danfe.object_xml.NFe.infNFe.emit.xNome">danfe.object_xml.NFe.infNFe.emit.xNome</text:user-field-get></text:p>
            <text:p text:style-name="P37"><text:soft-page-break/><text:line-break/><text:user-field-get text:name="py3o.danfe.object_xml.NFe.endereco_emitente_formatado_linha_1">danfe.object_xml.NFe.endereco_emitente_formatado_linha_1</text:user-field-get></text:p>
            <text:p text:style-name="P37"><text:user-field-get text:name="py3o.danfe.object_xml.NFe.endereco_emitente_formatado_linha_2">danfe.object_xml.NFe.endereco_emitente_formatado_linha_2</text:user-field-get></text:p>
            <text:p text:style-name="P37"><text:user-field-get text:name="py3o.danfe.object_xml.NFe.endereco_emitente_formatado_linha_3">danfe.object_xml.NFe.endereco_emitente_formatado_linha_3</text:user-field-get></text:p>
            <text:p text:style-name="P3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69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7">DOCUMENTO AUXILIAR DA <text:soft-page-break/>NOTA FISCAL ELETRÔNICA</text:p>
            <text:p text:style-name="P57">versão</text:p>
            <text:p text:style-name="P57"><text:s/><text:user-field-get text:name="py3o.danfe.object_xml.NFe.versao">danfe.object_xml.NFe.versao</text:user-field-get></text:p>
            <text:p text:style-name="P57"/>
            <text:p text:style-name="P55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72"><text:user-field-get text:name="py3o.danfe.object_xml.NFe.numero_formatado">danfe.object_xml.NFenumero_formatado</text:user-field-get></text:p>
            <text:p text:style-name="P72"><text:user-field-get text:name="py3o.danfe.object_xml.NFe.serie_formatada">danfe.object_xml.NFe.serie_formatada</text:user-field-get></text:p>
            <text:p text:style-name="P72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9"><draw:frame draw:style-name="fr4" draw:name="py3o.image(danfe.object_xml.NFe.chave_imagem, 'png', isb64=True, dummy=4)" text:anchor-type="paragraph" svg:width="6.001cm" svg:height="0.801cm" draw:z-index="12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6">Chave de acesso</text:p>
            <text:p text:style-name="P66"/>
            <text:p text:style-name="P6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32">Impresso para simples conferência</text:p>
            <text:p text:style-name="P32">Informações não transmitidas a nenhuma<text:line-break/>SEFAZ autorizadora</text:p>
            <text:p text:style-name="P25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8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66">Natureza da Operação</text:p>
            <text:p text:style-name="P3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6">Protocolo de autorização</text:p>
            <text:p text:style-name="P64"/>
            <text:p text:style-name="P27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23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17"><draw:frame draw:style-name="fr2" draw:name="Quadro2" text:anchor-type="char" svg:width="3.799cm" svg:height="3.2cm" draw:z-index="14"><draw:text-box><text:p text:style-name="P15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45"><text:user-field-get text:name="py3o.danfe.object_xml.NFe.infNFe.emit.xNome">danfe.object_xml.NFe.infNFe.emit.xNome</text:user-field-get></text:p>
            <text:p text:style-name="P37"><text:line-break/><text:user-field-get text:name="py3o.danfe.object_xml.NFe.endereco_emitente_formatado_linha_1">danfe.object_xml.NFe.endereco_emitente_formatado_linha_1</text:user-field-get></text:p>
            <text:p text:style-name="P37"><text:user-field-get text:name="py3o.danfe.object_xml.NFe.endereco_emitente_formatado_linha_2">danfe.object_xml.NFe.endereco_emitente_formatado_linha_2</text:user-field-get></text:p>
            <text:p text:style-name="P37"><text:user-field-get text:name="py3o.danfe.object_xml.NFe.endereco_emitente_formatado_linha_3">danfe.object_xml.NFe.endereco_emitente_formatado_linha_3</text:user-field-get></text:p>
            <text:p text:style-name="P3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69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7">DOCUMENTO AUXILIAR DA NOTA FISCAL ELETRÔNICA</text:p>
            <text:p text:style-name="P57">versão</text:p>
            <text:p text:style-name="P57"><text:s/><text:user-field-get text:name="py3o.danfe.object_xml.NFe.versao">danfe.object_xml.NFe.versao</text:user-field-get></text:p>
            <text:p text:style-name="P57"/>
            <text:p text:style-name="P55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72"><text:user-field-get text:name="py3o.danfe.object_xml.NFe.numero_formatado">danfe.object_xml.NFenumero_formatado</text:user-field-get></text:p>
            <text:p text:style-name="P72"><text:user-field-get text:name="py3o.danfe.object_xml.NFe.serie_formatada">danfe.object_xml.NFe.serie_formatada</text:user-field-get></text:p>
            <text:p text:style-name="P72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9"><draw:frame draw:style-name="fr4" draw:name="Quadro11" text:anchor-type="paragraph" svg:width="6.001cm" svg:height="0.801cm" draw:z-index="18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6">Chave de acesso</text:p>
            <text:p text:style-name="P66"/>
            <text:p text:style-name="P6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36">Consulta de autenticidade no portal nacional da NF-e</text:p>
            <text:p text:style-name="P26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8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66">Natureza da Operação</text:p>
            <text:p text:style-name="P3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6">Protocolo de autorização</text:p>
            <text:p text:style-name="P64"/>
            <text:p text:style-name="P27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23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17"><draw:frame draw:style-name="fr2" draw:name="Quadro8" text:anchor-type="char" svg:width="3.799cm" svg:height="3.2cm" draw:z-index="21"><draw:text-box><text:p text:style-name="P15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45"><text:user-field-get text:name="py3o.danfe.object_xml.NFe.infNFe.emit.xNome">danfe.object_xml.NFe.infNFe.emit.xNome</text:user-field-get></text:p>
            <text:p text:style-name="P37"><text:line-break/><text:user-field-get text:name="py3o.danfe.object_xml.NFe.endereco_emitente_formatado_linha_1">danfe.object_xml.NFe.endereco_emitente_formatado_linha_1</text:user-field-get></text:p>
            <text:p text:style-name="P37"><text:user-field-get text:name="py3o.danfe.object_xml.NFe.endereco_emitente_formatado_linha_2">danfe.object_xml.NFe.endereco_emitente_formatado_linha_2</text:user-field-get></text:p>
            <text:p text:style-name="P37"><text:user-field-get text:name="py3o.danfe.object_xml.NFe.endereco_emitente_formatado_linha_3">danfe.object_xml.NFe.endereco_emitente_formatado_linha_3</text:user-field-get></text:p>
            <text:p text:style-name="P3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69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7">DOCUMENTO AUXILIAR DA NOTA FISCAL ELETRÔNICA</text:p>
            <text:p text:style-name="P57">versão</text:p>
            <text:p text:style-name="P57"><text:s/><text:user-field-get text:name="py3o.danfe.object_xml.NFe.versao">danfe.object_xml.NFe.versao</text:user-field-get></text:p>
            <text:p text:style-name="P57"/>
            <text:p text:style-name="P55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72"><text:user-field-get text:name="py3o.danfe.object_xml.NFe.numero_formatado">danfe.object_xml.NFenumero_formatado</text:user-field-get></text:p>
            <text:p text:style-name="P72"><text:user-field-get text:name="py3o.danfe.object_xml.NFe.serie_formatada">danfe.object_xml.NFe.serie_formatada</text:user-field-get></text:p>
            <text:p text:style-name="P72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9"><draw:frame draw:style-name="fr4" draw:name="Quadro7" text:anchor-type="paragraph" svg:width="6.001cm" svg:height="0.801cm" draw:z-index="24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6">Chave de acesso</text:p>
            <text:p text:style-name="P66"/>
            <text:p text:style-name="P6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28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8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66">Natureza da Operação</text:p>
            <text:p text:style-name="P3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6">Protocolo de autorização</text:p>
            <text:p text:style-name="P64"/>
            <text:p text:style-name="P27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66">Inscrição estadual</text:p>
            <text:p text:style-name="P43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66">Inscrição estadual do substituto tributário</text:p>
            <text:p text:style-name="P43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66">CNPJ</text:p>
            <text:p text:style-name="P4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066832">
          <table:table-cell table:style-name="Tabela4.A25" table:number-columns-spanned="43" office:value-type="string">
            <text:p text:style-name="P24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067904">
          <table:table-cell table:style-name="Tabela4.A40" table:number-columns-spanned="43" office:value-type="string">
            <text:p text:style-name="P24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47"><draw:frame draw:style-name="fr2" draw:name="py3o.image(danfe.cabecalho, 'png', isb64=True,dummy=1)" text:anchor-type="char" svg:width="7.8cm" svg:height="3.2cm" draw:z-index="20"><draw:text-box><text:p text:style-name="P152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70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8">DOCUMENTO AUXILIAR DA NOTA FISCAL ELETRÔNICA</text:p>
            <text:p text:style-name="P58">versão</text:p>
            <text:p text:style-name="P58"><text:s/><text:user-field-get text:name="py3o.danfe.object_xml.NFe.versao">danfe.object_xml.NFe.versao</text:user-field-get></text:p>
            <text:p text:style-name="P58"/>
            <text:p text:style-name="P56"/>
            <text:p text:style-name="P50">       0 – entrada</text:p>
            <text:p text:style-name="P50">       1 – saída</text:p>
            <text:p text:style-name="P50"/>
            <text:p text:style-name="P50"/>
            <text:p text:style-name="P73"><text:soft-page-break/><text:user-field-get text:name="py3o.danfe.object_xml.NFe.numero_formatado">danfe.object_xml.NFenumero_formatado</text:user-field-get></text:p>
            <text:p text:style-name="P73"><text:user-field-get text:name="py3o.danfe.object_xml.NFe.serie_formatada">danfe.object_xml.NFe.serie_formatada</text:user-field-get></text:p>
            <text:p text:style-name="P73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0"><draw:frame draw:style-name="fr4" draw:name="py3o.image(danfe.object_xml.NFe.chave_imagem, 'png', isb64=True, dummy=7)" text:anchor-type="paragraph" svg:width="6.001cm" svg:height="0.801cm" draw:z-index="19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67">Chave de acesso</text:p>
            <text:p text:style-name="P67"/>
            <text:p text:style-name="P6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33">Impresso para simples conferência</text:p>
            <text:p text:style-name="P33">Informações não transmitidas a nenhuma<text:line-break/>SEFAZ autorizadora</text:p>
            <text:p text:style-name="P34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5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67">Natureza da Operação</text:p>
            <text:p text:style-name="P4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67">Protocolo de autorização</text:p>
            <text:p text:style-name="P65"/>
            <text:p text:style-name="P3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081584">
          <table:table-cell table:style-name="Tabela4.A40" table:number-columns-spanned="43" office:value-type="string">
            <text:p text:style-name="P24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47"><draw:frame draw:style-name="fr2" draw:name="Quadro12" text:anchor-type="char" svg:width="7.8cm" svg:height="3.2cm" draw:z-index="17"><draw:text-box><text:p text:style-name="P15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70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8">DOCUMENTO AUXILIAR DA NOTA FISCAL ELETRÔNICA</text:p>
            <text:p text:style-name="P58">versão</text:p>
            <text:p text:style-name="P58"><text:s/><text:user-field-get text:name="py3o.danfe.object_xml.NFe.versao">danfe.object_xml.NFe.versao</text:user-field-get></text:p>
            <text:p text:style-name="P58"/>
            <text:p text:style-name="P56"/>
            <text:p text:style-name="P50">       0 – entrada</text:p>
            <text:p text:style-name="P50">       1 – saída</text:p>
            <text:p text:style-name="P50"/>
            <text:p text:style-name="P50"/>
            <text:p text:style-name="P73"><text:user-field-get text:name="py3o.danfe.object_xml.NFe.numero_formatado">danfe.object_xml.NFenumero_formatado</text:user-field-get></text:p>
            <text:p text:style-name="P73"><text:user-field-get text:name="py3o.danfe.object_xml.NFe.serie_formatada">danfe.object_xml.NFe.serie_formatada</text:user-field-get></text:p>
            <text:p text:style-name="P73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0"><draw:frame draw:style-name="fr4" draw:name="Quadro18" text:anchor-type="paragraph" svg:width="6.001cm" svg:height="0.801cm" draw:z-index="13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67">Chave de acesso</text:p>
            <text:p text:style-name="P67"/>
            <text:p text:style-name="P6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36">Consulta de autenticidade no portal nacional da NF-e</text:p>
            <text:p text:style-name="P26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5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67">Natureza da Operação</text:p>
            <text:p text:style-name="P4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67">Protocolo de autorização</text:p>
            <text:p text:style-name="P65"/>
            <text:p text:style-name="P3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4"><draw:frame draw:style-name="fr3" draw:name="Quadro14" text:anchor-type="paragraph" svg:x="12.201cm" svg:y="1.288cm" svg:width="6.001cm" svg:height="0.801cm" draw:z-index="11"><draw:text-box><text:p text:style-name="P153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091408">
          <table:table-cell table:style-name="Tabela4.A40" table:number-columns-spanned="43" office:value-type="string">
            <text:p text:style-name="P2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47"><draw:frame draw:style-name="fr2" draw:name="Quadro15" text:anchor-type="char" svg:width="7.8cm" svg:height="3.2cm" draw:z-index="9"><draw:text-box><text:p text:style-name="P15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70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8">DOCUMENTO AUXILIAR DA NOTA FISCAL ELETRÔNICA</text:p>
            <text:p text:style-name="P58">versão</text:p>
            <text:p text:style-name="P58"><text:s/><text:user-field-get text:name="py3o.danfe.object_xml.NFe.versao">danfe.object_xml.NFe.versao</text:user-field-get></text:p>
            <text:p text:style-name="P58"/>
            <text:p text:style-name="P56"/>
            <text:p text:style-name="P50">       0 – entrada</text:p>
            <text:p text:style-name="P50">       1 – saída</text:p>
            <text:p text:style-name="P50"/>
            <text:p text:style-name="P50"/>
            <text:p text:style-name="P73"><text:user-field-get text:name="py3o.danfe.object_xml.NFe.numero_formatado">danfe.object_xml.NFenumero_formatado</text:user-field-get></text:p>
            <text:p text:style-name="P73"><text:user-field-get text:name="py3o.danfe.object_xml.NFe.serie_formatada">danfe.object_xml.NFe.serie_formatada</text:user-field-get></text:p>
            <text:p text:style-name="P73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67">Chave de acesso</text:p>
            <text:p text:style-name="P67"/>
            <text:p text:style-name="P6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28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5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67">Natureza da Operação</text:p>
            <text:p text:style-name="P4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67">Protocolo de autorização</text:p>
            <text:p text:style-name="P65"/>
            <text:p text:style-name="P3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67">Inscrição estadual</text:p>
            <text:p text:style-name="P44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67">Inscrição estadual do substituto tributário</text:p>
            <text:p text:style-name="P44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67">CNPJ</text:p>
            <text:p text:style-name="P4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139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93">Razão Social/Nome</text:p>
            <text:p text:style-name="P109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93">CNPJ/CPF</text:p>
            <text:p text:style-name="P121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93">Data da emissão</text:p>
            <text:p text:style-name="P120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93">Endereço</text:p>
            <text:p text:style-name="P109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93">Bairro</text:p>
            <text:p text:style-name="P109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93">CEP</text:p>
            <text:p text:style-name="P109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93">Data da entrada/saída</text:p>
            <text:p text:style-name="P120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93">Município</text:p>
            <text:p text:style-name="P109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93">Fone</text:p>
            <text:p text:style-name="P109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93">UF</text:p>
            <text:p text:style-name="P109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93">Inscrição estadual</text:p>
            <text:p text:style-name="P109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93">Hora da entrada/saída</text:p>
            <text:p text:style-name="P121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139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39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93">CNPJ/CPF</text:p>
            <text:p text:style-name="P109"><text:user-field-get text:name="py3o.danfe.object_xml.NFe.infNFe.retirada.CNPJ">danfe.object_xml.NFe.cnpj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93">Endereço</text:p>
            <text:p text:style-name="P109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121424">
          <table:table-cell table:style-name="Tabela4.A56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39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39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93">CNPJ/CPF</text:p>
            <text:p text:style-name="P125"><text:user-field-get text:name="py3o.danfe.object_xml.NFe.infNFe.entrega.CNPJ">danfe.object_xml.NFe.cnpj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93">Endereço</text:p>
            <text:p text:style-name="P109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126048">
          <table:table-cell table:style-name="Tabela4.A60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14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109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93">Número da fatura</text:p>
            <text:p text:style-name="P109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93">Valor original</text:p>
            <text:p text:style-name="P116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93">Desconto</text:p>
            <text:p text:style-name="P116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93">Valor líquido</text:p>
            <text:p text:style-name="P116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3" office:value-type="string">
            <text:p text:style-name="P155"><text:a xlink:type="simple" xlink:href="py3o://if=%22danfe.object_xml.NFe.fatura_a_vista%22" text:style-name="Internet_20_link" text:visited-style-name="Visited_20_Internet_20_Link"><text:span text:style-name="T22">if="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14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109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93">Número da fatura</text:p>
            <text:p text:style-name="P109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93">Valor original</text:p>
            <text:p text:style-name="P116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93">Desconto</text:p>
            <text:p text:style-name="P116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93">Valor líquido</text:p>
            <text:p text:style-name="P116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4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140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94">Número</text:p>
            <text:p text:style-name="P110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94">Vencimento</text:p>
            <text:p text:style-name="P115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99">Valor</text:p>
            <text:p text:style-name="P114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43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01">Base de cálculo do ICMS</text:p>
            <text:p text:style-name="P117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101">Valor do ICMS</text:p>
            <text:p text:style-name="P117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01">Base de cálculo do ICMS ST</text:p>
            <text:p text:style-name="P117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101">Valor do ICMS ST</text:p>
            <text:p text:style-name="P117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101">Valor aproximado dos tributos</text:p>
            <text:p text:style-name="P117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101">Valor total dos produtos</text:p>
            <text:p text:style-name="P117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01">Valor do frete</text:p>
            <text:p text:style-name="P117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101">Valor do seguro</text:p>
            <text:p text:style-name="P117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01">Desconto</text:p>
            <text:p text:style-name="P117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101">Outras despesas acessórias</text:p>
            <text:p text:style-name="P117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101">Valor do IPI</text:p>
            <text:p text:style-name="P117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100">Valor total da nota</text:p>
            <text:p text:style-name="P122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96">Razão Social/Nome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96">Frete por conta</text:p>
            <text:p text:style-name="P112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96">Código ANTT</text:p>
            <text:p text:style-name="P112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96">Placa do veículo</text:p>
            <text:p text:style-name="P112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96">UF</text:p>
            <text:p text:style-name="P112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96">CNPJ/CPF</text:p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96">Endereço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96">Município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96">UF</text:p>
            <text:p text:style-name="P112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96">Inscrição estadual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3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4" office:value-type="string">
            <text:p text:style-name="P95">Razão Social/Nome</text:p>
            <text:p text:style-name="P111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5" table:number-columns-spanned="8" office:value-type="string">
            <text:p text:style-name="P95">Frete por conta</text:p>
            <text:p text:style-name="P111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5" table:number-columns-spanned="4" office:value-type="string">
            <text:p text:style-name="P95">Código ANTT</text:p>
            <text:p text:style-name="P111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5" table:number-columns-spanned="5" office:value-type="string">
            <text:p text:style-name="P95">Placa do veículo</text:p>
            <text:p text:style-name="P111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5" table:number-columns-spanned="3" office:value-type="string">
            <text:p text:style-name="P95">UF</text:p>
            <text:p text:style-name="P111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5" table:number-columns-spanned="9" office:value-type="string">
            <text:p text:style-name="P95">CNPJ/CPF</text:p>
            <text:p text:style-name="P123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95">Endereço</text:p>
            <text:p text:style-name="P111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17" office:value-type="string">
            <text:p text:style-name="P95">Município</text:p>
            <text:p text:style-name="P111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95">UF</text:p>
            <text:p text:style-name="P111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95">Inscrição estadual</text:p>
            <text:p text:style-name="P111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95">Quantidade</text:p>
            <text:p text:style-name="P118"/>
          </table:table-cell>
          <table:covered-table-cell/>
          <table:covered-table-cell/>
          <table:covered-table-cell/>
          <table:table-cell table:style-name="Tabela4.V31" table:number-columns-spanned="6" office:value-type="string">
            <text:p text:style-name="P95">Espécie</text:p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9" office:value-type="string">
            <text:p text:style-name="P95">Marca</text:p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95">Número</text:p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11" office:value-type="string">
            <text:p text:style-name="P95">Peso bruto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95">Peso líquido</text:p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95">Quantidade</text:p>
            <text:p text:style-name="P118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95">Espécie</text:p>
            <text:p text:style-name="P111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95">Marca</text:p>
            <text:p text:style-name="P111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95">Número</text:p>
            <text:p text:style-name="P111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95">Peso bruto</text:p>
            <text:p text:style-name="P118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95">Peso líquido</text:p>
            <text:p text:style-name="P118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41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8" table:number-rows-spanned="2" office:value-type="string">
            <text:p text:style-name="P102">Código do produto</text:p>
          </table:table-cell>
          <table:table-cell table:style-name="Tabela4.B98" table:number-rows-spanned="2" table:number-columns-spanned="10" office:value-type="string">
            <text:p text:style-name="P102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8" table:number-rows-spanned="2" table:number-columns-spanned="2" office:value-type="string">
            <text:p text:style-name="P102">NCM/SH</text:p>
          </table:table-cell>
          <table:covered-table-cell/>
          <table:table-cell table:style-name="Tabela4.N98" table:number-rows-spanned="2" table:number-columns-spanned="2" office:value-type="string">
            <text:p text:style-name="P103"><text:user-field-get text:name="py3o.danfe.object_xml.NFe.cst_descricao">danfe.object_xml.NFe.cst_descricao</text:user-field-get></text:p>
          </table:table-cell>
          <table:covered-table-cell/>
          <table:table-cell table:style-name="Tabela4.P98" table:number-rows-spanned="2" table:number-columns-spanned="2" office:value-type="string">
            <text:p text:style-name="P102">CFOP</text:p>
          </table:table-cell>
          <table:covered-table-cell/>
          <table:table-cell table:style-name="Tabela4.R98" table:number-rows-spanned="2" table:number-columns-spanned="3" office:value-type="string">
            <text:p text:style-name="P102">Quantidade</text:p>
            <text:p text:style-name="P102">Unidade</text:p>
          </table:table-cell>
          <table:covered-table-cell/>
          <table:covered-table-cell/>
          <table:table-cell table:style-name="Tabela4.U98" table:number-rows-spanned="2" table:number-columns-spanned="5" office:value-type="string">
            <text:p text:style-name="P102">Valor unitário</text:p>
          </table:table-cell>
          <table:covered-table-cell/>
          <table:covered-table-cell/>
          <table:covered-table-cell/>
          <table:covered-table-cell/>
          <table:table-cell table:style-name="Tabela4.Z98" table:number-rows-spanned="2" table:number-columns-spanned="5" office:value-type="string">
            <text:p text:style-name="P102">Valor total</text:p>
          </table:table-cell>
          <table:covered-table-cell/>
          <table:covered-table-cell/>
          <table:covered-table-cell/>
          <table:covered-table-cell/>
          <table:table-cell table:style-name="Tabela4.e98" table:number-rows-spanned="2" table:number-columns-spanned="5" office:value-type="string">
            <text:p text:style-name="P102">Base de cálculo do ICMS</text:p>
          </table:table-cell>
          <table:covered-table-cell/>
          <table:covered-table-cell/>
          <table:covered-table-cell/>
          <table:covered-table-cell/>
          <table:table-cell table:style-name="Tabela4.j98" table:number-rows-spanned="2" table:number-columns-spanned="3" office:value-type="string">
            <text:p text:style-name="P102">Valor do ICMS</text:p>
          </table:table-cell>
          <table:covered-table-cell/>
          <table:covered-table-cell/>
          <table:table-cell table:style-name="Tabela4.m98" table:number-rows-spanned="2" table:number-columns-spanned="3" office:value-type="string">
            <text:p text:style-name="P102">Valor do IPI</text:p>
          </table:table-cell>
          <table:covered-table-cell/>
          <table:covered-table-cell/>
          <table:table-cell table:style-name="Tabela4.p97" table:number-columns-spanned="2" office:value-type="string">
            <text:p text:style-name="P102">Alíquotas</text:p>
          </table:table-cell>
          <table:covered-table-cell/>
        </table:table-row>
        <table:table-row table:style-name="TableLine9408013320275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8" office:value-type="string">
            <text:p text:style-name="P102">ICMS</text:p>
          </table:table-cell>
          <table:table-cell table:style-name="Tabela4.q98" office:value-type="string">
            <text:p text:style-name="P102">IPI</text:p>
          </table:table-cell>
        </table:table-row>
        <table:table-row table:style-name="TableLine94080133211984">
          <table:table-cell table:style-name="Tabela4.A112" table:number-columns-spanned="43" office:value-type="string">
            <text:p text:style-name="P145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213328">
          <table:table-cell table:style-name="Tabela4.A112" table:number-columns-spanned="43" office:value-type="string">
            <text:p text:style-name="P145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77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7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81"><text:user-field-get text:name="py3o.det.prod.NCM">det.prod.NCM</text:user-field-get></text:p>
          </table:table-cell>
          <table:covered-table-cell/>
          <table:table-cell table:style-name="Tabela4.N101" table:number-columns-spanned="2" office:value-type="string">
            <text:p text:style-name="P81"><text:user-field-get text:name="py3o.det.cst_formatado">det.cst_formatado</text:user-field-get></text:p>
          </table:table-cell>
          <table:covered-table-cell/>
          <table:table-cell table:style-name="Tabela4.P101" table:number-columns-spanned="2" office:value-type="string">
            <text:p text:style-name="P81"><text:user-field-get text:name="py3o.det.prod.CFOP">det.prod.CFOP</text:user-field-get></text:p>
          </table:table-cell>
          <table:covered-table-cell/>
          <table:table-cell table:style-name="Tabela4.R101" table:number-columns-spanned="3" office:value-type="string">
            <text:p text:style-name="P90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89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5" office:value-type="string">
            <text:p text:style-name="P8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1" table:number-columns-spanned="5" office:value-type="string">
            <text:p text:style-name="P85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j101" table:number-columns-spanned="3" office:value-type="string">
            <text:p text:style-name="P87"><text:user-field-get text:name="py3o.det.valor_icms">det.valor_icms</text:user-field-get></text:p>
          </table:table-cell>
          <table:covered-table-cell/>
          <table:covered-table-cell/>
          <table:table-cell table:style-name="Tabela4.m101" table:number-columns-spanned="3" office:value-type="string">
            <text:p text:style-name="P89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1" office:value-type="string">
            <text:p text:style-name="P88"><text:user-field-get text:name="py3o.det.aliquota_icms">det.aliquota_icms</text:user-field-get></text:p>
          </table:table-cell>
          <table:table-cell table:style-name="Tabela4.q101" office:value-type="string">
            <text:p text:style-name="P89"><text:user-field-get text:name="py3o.det.imposto.IPI.IPITrib.pIPI">det.imposto.IPI.IPITrib.pIPI</text:user-field-get></text:p>
          </table:table-cell>
        </table:table-row>
        <table:table-row table:style-name="TableLine94080133225152">
          <table:table-cell table:style-name="Tabela4.A112" table:number-columns-spanned="43" office:value-type="string">
            <text:p text:style-name="P145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48"/>
          </table:table-cell>
          <table:table-cell table:style-name="Tabela4.B103" table:number-columns-spanned="10" office:value-type="string">
            <text:p text:style-name="P7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48"/>
          </table:table-cell>
          <table:covered-table-cell/>
          <table:table-cell table:style-name="Tabela4.N103" table:number-columns-spanned="2" office:value-type="string">
            <text:p text:style-name="P148"/>
          </table:table-cell>
          <table:covered-table-cell/>
          <table:table-cell table:style-name="Tabela4.P103" table:number-columns-spanned="2" office:value-type="string">
            <text:p text:style-name="P148"/>
          </table:table-cell>
          <table:covered-table-cell/>
          <table:table-cell table:style-name="Tabela4.R103" table:number-columns-spanned="3" office:value-type="string">
            <text:p text:style-name="P148"/>
          </table:table-cell>
          <table:covered-table-cell/>
          <table:covered-table-cell/>
          <table:table-cell table:style-name="Tabela4.U103" table:number-columns-spanned="5" office:value-type="string">
            <text:p text:style-name="P148"/>
          </table:table-cell>
          <table:covered-table-cell/>
          <table:covered-table-cell/>
          <table:covered-table-cell/>
          <table:covered-table-cell/>
          <table:table-cell table:style-name="Tabela4.Z103" table:number-columns-spanned="5" office:value-type="string">
            <text:p text:style-name="P148"/>
          </table:table-cell>
          <table:covered-table-cell/>
          <table:covered-table-cell/>
          <table:covered-table-cell/>
          <table:covered-table-cell/>
          <table:table-cell table:style-name="Tabela4.e103" table:number-columns-spanned="5" office:value-type="string">
            <text:p text:style-name="P148"/>
          </table:table-cell>
          <table:covered-table-cell/>
          <table:covered-table-cell/>
          <table:covered-table-cell/>
          <table:covered-table-cell/>
          <table:table-cell table:style-name="Tabela4.j103" table:number-columns-spanned="3" office:value-type="string">
            <text:p text:style-name="P148"/>
          </table:table-cell>
          <table:covered-table-cell/>
          <table:covered-table-cell/>
          <table:table-cell table:style-name="Tabela4.m103" table:number-columns-spanned="3" office:value-type="string">
            <text:p text:style-name="P148"/>
          </table:table-cell>
          <table:covered-table-cell/>
          <table:covered-table-cell/>
          <table:table-cell table:style-name="Tabela4.p103" office:value-type="string">
            <text:p text:style-name="P105"/>
          </table:table-cell>
          <table:table-cell table:style-name="Tabela4.q103" office:value-type="string">
            <text:p text:style-name="P105"/>
          </table:table-cell>
        </table:table-row>
        <table:table-row table:style-name="TableLine94080133237152">
          <table:table-cell table:style-name="Tabela4.A112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237952">
          <table:table-cell table:style-name="Tabela4.A105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239184">
          <table:table-cell table:style-name="Tabela4.A106" table:number-columns-spanned="43" office:value-type="string">
            <text:p text:style-name="P145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74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7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78"><text:user-field-get text:name="py3o.det.prod.NCM">det.prod.NCM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79"><text:user-field-get text:name="py3o.det.cst_formatado">det.cst_formatado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78"><text:user-field-get text:name="py3o.det.prod.CFOP">det.prod.CFOP</text:user-field-get><text:soft-page-break/></text:p>
          </table:table-cell>
          <table:covered-table-cell/>
          <table:table-cell table:style-name="Tabela4.B107" table:number-columns-spanned="3" office:value-type="string">
            <text:p text:style-name="P91"><text:span text:style-name="T20"><text:user-field-get text:name="py3o.det.prod.qCom">det.prod.qCom</text:user-field-get></text:span><text:span text:style-name="T20"><text:s/></text:span><text:soft-page-break/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82"><text:user-field-get text:name="py3o.det.prod.vUnCom">det.prod.vUnCom</text:user-field-get><text:soft-page-break/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82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84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3" office:value-type="string">
            <text:p text:style-name="P86"><text:user-field-get text:name="py3o.det.valor_icms">det.valor_icms</text:user-field-get><text:soft-page-break/></text:p>
          </table:table-cell>
          <table:covered-table-cell/>
          <table:covered-table-cell/>
          <table:table-cell table:style-name="Tabela4.B107" table:number-columns-spanned="3" office:value-type="string">
            <text:p text:style-name="P83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86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83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3" office:value-type="string">
            <text:p text:style-name="P145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47"/>
          </table:table-cell>
          <table:table-cell table:style-name="Tabela4.B109" table:number-columns-spanned="10" office:value-type="string">
            <text:p text:style-name="P76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47"/>
          </table:table-cell>
          <table:covered-table-cell/>
          <table:table-cell table:style-name="Tabela4.L109" table:number-columns-spanned="2" office:value-type="string">
            <text:p text:style-name="P147"/>
          </table:table-cell>
          <table:covered-table-cell/>
          <table:table-cell table:style-name="Tabela4.L109" table:number-columns-spanned="2" office:value-type="string">
            <text:p text:style-name="P147"/>
          </table:table-cell>
          <table:covered-table-cell/>
          <table:table-cell table:style-name="Tabela4.L109" table:number-columns-spanned="3" office:value-type="string">
            <text:p text:style-name="P147"/>
          </table:table-cell>
          <table:covered-table-cell/>
          <table:covered-table-cell/>
          <table:table-cell table:style-name="Tabela4.L109" table:number-columns-spanned="5" office:value-type="string">
            <text:p text:style-name="P147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47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47"/>
          </table:table-cell>
          <table:covered-table-cell/>
          <table:covered-table-cell/>
          <table:covered-table-cell/>
          <table:covered-table-cell/>
          <table:table-cell table:style-name="Tabela4.L109" table:number-columns-spanned="3" office:value-type="string">
            <text:p text:style-name="P147"/>
          </table:table-cell>
          <table:covered-table-cell/>
          <table:covered-table-cell/>
          <table:table-cell table:style-name="Tabela4.L109" table:number-columns-spanned="3" office:value-type="string">
            <text:p text:style-name="P147"/>
          </table:table-cell>
          <table:covered-table-cell/>
          <table:covered-table-cell/>
          <table:table-cell table:style-name="Tabela4.L109" office:value-type="string">
            <text:p text:style-name="P104"/>
          </table:table-cell>
          <table:table-cell table:style-name="Tabela4.L109" office:value-type="string">
            <text:p text:style-name="P104"/>
          </table:table-cell>
        </table:table-row>
        <table:table-row table:style-name="Tabela4.110">
          <table:table-cell table:style-name="Tabela4.A108" table:number-columns-spanned="43" office:value-type="string">
            <text:p text:style-name="P13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260032">
          <table:table-cell table:style-name="Tabela4.A111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0133261104">
          <table:table-cell table:style-name="Tabela4.A112" table:number-columns-spanned="43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5"/>
      <text:p text:style-name="P150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97">Inscrição municipal</text:p>
            <text:p text:style-name="P113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97">Valor total dos serviços</text:p>
            <text:p text:style-name="P119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97">Base de cálculo do ISSQN</text:p>
            <text:p text:style-name="P119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97">Valor total do ISSQN</text:p>
            <text:p text:style-name="P119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142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97">Informações complementares</text:p>
            <text:p text:style-name="P75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97">Reservado ao Fisco</text:p>
            <text:p text:style-name="P113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1">Impresso dia <text:date style:data-style-name="N36" text:date-value="2022-07-25T16:15:12.365802051">25/07/2022</text:date><text:s/>às <text:time style:data-style-name="N41" text:time-value="2022-07-25T16:15:12.365844170">16:14:30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1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1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0:00:19.985275636</meta:creation-date>
    <dc:date>2022-07-25T16:15:12.272428766</dc:date>
    <meta:editing-duration>PT23H30M41S</meta:editing-duration>
    <meta:editing-cycles>154</meta:editing-cycles>
    <meta:generator>LibreOffice/6.4.7.2$Linux_X86_64 LibreOffice_project/40$Build-2</meta:generator>
    <meta:document-statistic meta:table-count="3" meta:image-count="0" meta:object-count="0" meta:page-count="5" meta:paragraph-count="479" meta:word-count="926" meta:character-count="13450" meta:non-whitespace-character-count="12847"/>
  </office:meta>
</office:document-meta>
</file>